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10.722cm" fo:min-width="18.772cm" fo:padding-top="0.139cm" fo:padding-bottom="0.139cm" fo:padding-left="0.264cm" fo:padding-right="0.264cm"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882cm" draw:marker-start-width="1.522cm" draw:marker-end-width="1.522cm" draw:fill="none" draw:textarea-vertical-align="middle" fo:padding-top="0.565cm" fo:padding-bottom="0.565cm" fo:padding-left="0.69cm" fo:padding-right="0.69cm"/>
    </style:style>
    <style:style style:name="gr4" style:family="graphic" style:parent-style-name="objectwithoutfill">
      <style:graphic-properties svg:stroke-width="0.882cm" draw:marker-start-width="1.522cm" draw:marker-end="" draw:marker-end-width="1.522cm" draw:fill="none" draw:textarea-vertical-align="middle" fo:padding-top="0.565cm" fo:padding-bottom="0.565cm" fo:padding-left="0.69cm" fo:padding-right="0.69cm"/>
    </style:style>
    <style:style style:name="gr5" style:family="graphic" style:parent-style-name="standard">
      <style:graphic-properties draw:stroke="none" draw:marker-start="" draw:fill="none" draw:fill-color="#ffffff" draw:opacity="100%" draw:textarea-horizontal-align="justify" draw:textarea-vertical-align="middle" draw:auto-grow-height="false" fo:min-height="2.75cm" fo:min-width="2.5cm"/>
    </style:style>
    <style:style style:name="gr6" style:family="graphic" style:parent-style-name="standard">
      <style:graphic-properties svg:stroke-width="0.212cm" svg:stroke-color="#000000" draw:marker-start-width="0.518cm" draw:marker-end-width="0.518cm" draw:fill-color="#ffde59" draw:opacity="100%" draw:textarea-horizontal-align="justify" draw:textarea-vertical-align="middle" draw:auto-grow-height="false" fo:min-height="0cm" fo:min-width="0cm" fo:padding-top="0.231cm" fo:padding-bottom="0.231cm" fo:padding-left="0.356cm" fo:padding-right="0.356cm" style:protect="size"/>
    </style:style>
    <style:style style:name="gr7" style:family="graphic" style:parent-style-name="standard">
      <style:graphic-properties draw:stroke="none" draw:fill="none" draw:fill-color="#ffffff" draw:opacity="100%" draw:textarea-horizontal-align="justify" draw:textarea-vertical-align="middle" draw:auto-grow-height="false" fo:min-height="2.75cm" fo:min-width="2.5cm"/>
    </style:style>
    <style:style style:name="gr8" style:family="graphic" style:parent-style-name="objectwithoutfill">
      <style:graphic-properties svg:stroke-width="0.882cm" draw:marker-start="" draw:marker-start-width="1.522cm" draw:marker-end-width="1.522cm" draw:fill="none" draw:textarea-vertical-align="middle" fo:padding-top="0.565cm" fo:padding-bottom="0.565cm" fo:padding-left="0.69cm" fo:padding-right="0.69cm"/>
    </style:style>
    <style:style style:name="gr9" style:family="graphic" style:parent-style-name="standard">
      <style:graphic-properties svg:stroke-color="#999999" draw:fill-color="#999999" draw:textarea-horizontal-align="justify" draw:textarea-vertical-align="middle" draw:auto-grow-height="false" fo:min-height="0.104cm" fo:min-width="0cm"/>
    </style:style>
    <style:style style:name="gr10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2.75cm" fo:min-width="2.5cm"/>
    </style:style>
    <style:style style:name="gr11" style:family="graphic" style:parent-style-name="objectwithoutfill">
      <style:graphic-properties svg:stroke-width="0.882cm" draw:marker-start-width="1.516cm" draw:marker-end-width="1.516cm" draw:fill="none" draw:textarea-vertical-align="middle" fo:padding-top="0.559cm" fo:padding-bottom="0.559cm" fo:padding-left="0.684cm" fo:padding-right="0.684cm"/>
    </style:style>
    <style:style style:name="gr12" style:family="graphic" style:parent-style-name="standard">
      <style:graphic-properties svg:stroke-width="0.212cm" svg:stroke-color="#000000" draw:marker-start-width="0.518cm" draw:marker-end-width="0.518cm" draw:fill-color="#ffde59" draw:opacity="100%" draw:textarea-horizontal-align="justify" draw:textarea-vertical-align="middle" draw:auto-grow-height="false" fo:min-height="0.068cm" fo:min-width="0cm" fo:padding-top="0.231cm" fo:padding-bottom="0.231cm" fo:padding-left="0.356cm" fo:padding-right="0.356cm" style:protect="size"/>
    </style:style>
    <style:style style:name="gr13" style:family="graphic" style:parent-style-name="standard">
      <style:graphic-properties draw:stroke="none" svg:stroke-width="0.212cm" svg:stroke-color="#000000" draw:marker-start-width="0.518cm" draw:marker-end-width="0.518cm" draw:fill-color="#999999" draw:opacity="100%" draw:textarea-horizontal-align="justify" draw:textarea-vertical-align="middle" draw:auto-grow-height="false" fo:min-height="0cm" fo:min-width="0cm" fo:padding-top="0.231cm" fo:padding-bottom="0.231cm" fo:padding-left="0.356cm" fo:padding-right="0.356cm" style:protect="size"/>
    </style:style>
    <style:style style:name="gr14" style:family="graphic" style:parent-style-name="standard">
      <style:graphic-properties svg:stroke-width="0.028cm" svg:stroke-color="#ff0000" draw:marker-start-width="0.242cm" draw:marker-end-width="0.242cm" draw:fill-color="#ff0000" draw:opacity="100%" draw:textarea-horizontal-align="justify" draw:textarea-vertical-align="middle" draw:auto-grow-height="false" fo:min-height="0cm" fo:min-width="0cm" fo:padding-top="0.139cm" fo:padding-bottom="0.139cm" fo:padding-left="0.264cm" fo:padding-right="0.264cm" style:protect="size"/>
    </style:style>
    <style:style style:name="gr15" style:family="graphic" style:parent-style-name="standard">
      <style:graphic-properties svg:stroke-width="0.212cm" svg:stroke-color="#000000" draw:marker-start-width="0.518cm" draw:marker-end-width="0.518cm" draw:fill-color="#00a933" draw:opacity="100%" draw:textarea-horizontal-align="justify" draw:textarea-vertical-align="middle" draw:auto-grow-height="false" fo:min-height="0cm" fo:min-width="0cm" fo:padding-top="0.231cm" fo:padding-bottom="0.231cm" fo:padding-left="0.356cm" fo:padding-right="0.356cm" style:protect="size"/>
    </style:style>
    <style:style style:name="gr16" style:family="graphic" style:parent-style-name="standard">
      <style:graphic-properties svg:stroke-width="0.212cm" svg:stroke-color="#000000" draw:marker-start-width="0.518cm" draw:marker-end-width="0.518cm" draw:fill-color="#ff0000" draw:opacity="100%" draw:textarea-horizontal-align="justify" draw:textarea-vertical-align="middle" draw:auto-grow-height="false" fo:min-height="0cm" fo:min-width="0cm" fo:padding-top="0.231cm" fo:padding-bottom="0.231cm" fo:padding-left="0.356cm" fo:padding-right="0.356cm" style:protect="size"/>
    </style:style>
    <style:style style:name="gr17" style:family="graphic" style:parent-style-name="standard">
      <style:graphic-properties draw:stroke="solid" svg:stroke-width="0.028cm" svg:stroke-color="#ffffff" draw:marker-start-width="0.242cm" draw:marker-end-width="0.242cm" draw:fill-color="#000000" draw:opacity="100%" draw:textarea-horizontal-align="justify" draw:textarea-vertical-align="middle" draw:auto-grow-height="false" fo:min-height="0cm" fo:min-width="0cm" fo:padding-top="0.139cm" fo:padding-bottom="0.139cm" fo:padding-left="0.264cm" fo:padding-right="0.264cm" style:protect="size"/>
    </style:style>
    <style:style style:name="gr18" style:family="graphic" style:parent-style-name="standard">
      <style:graphic-properties draw:stroke="solid" svg:stroke-width="0.028cm" svg:stroke-color="#ffffff" draw:marker-start-width="0.242cm" draw:marker-end-width="0.242cm" draw:fill-color="#000000" draw:opacity="100%" draw:textarea-horizontal-align="justify" draw:textarea-vertical-align="middle" draw:auto-grow-height="false" fo:min-height="0.098cm" fo:min-width="0cm" fo:padding-top="0.139cm" fo:padding-bottom="0.139cm" fo:padding-left="0.264cm" fo:padding-right="0.264cm" style:protect="size"/>
    </style:style>
    <style:style style:name="gr19" style:family="graphic" style:parent-style-name="standard">
      <style:graphic-properties svg:stroke-width="0.028cm" svg:stroke-color="#ff0000" draw:marker-start-width="0.242cm" draw:marker-end-width="0.242cm" draw:fill-color="#ff0000" draw:opacity="100%" draw:textarea-horizontal-align="justify" draw:textarea-vertical-align="middle" draw:auto-grow-height="false" fo:min-height="0.098cm" fo:min-width="0cm" fo:padding-top="0.139cm" fo:padding-bottom="0.139cm" fo:padding-left="0.264cm" fo:padding-right="0.264cm" style:protect="size"/>
    </style:style>
    <style:style style:name="gr20" style:family="graphic" style:parent-style-name="standard">
      <style:graphic-properties draw:stroke="none" draw:marker-start="" draw:fill="solid" draw:fill-color="#006ad9" draw:opacity="100%" draw:textarea-horizontal-align="justify" draw:textarea-vertical-align="middle" draw:auto-grow-height="false" fo:min-height="2.75cm" fo:min-width="2.5cm"/>
    </style:style>
    <style:style style:name="gr21" style:family="graphic" style:parent-style-name="standard">
      <style:graphic-properties draw:stroke="none" svg:stroke-width="0.212cm" svg:stroke-color="#000000" draw:marker-start-width="0.518cm" draw:marker-end-width="0.518cm" draw:fill="solid" draw:fill-color="#999999" draw:opacity="100%" draw:textarea-horizontal-align="justify" draw:textarea-vertical-align="middle" draw:auto-grow-height="false" fo:min-height="0cm" fo:min-width="0cm" fo:padding-top="0.231cm" fo:padding-bottom="0.231cm" fo:padding-left="0.356cm" fo:padding-right="0.356cm" style:protect="size"/>
    </style:style>
    <style:style style:name="gr22" style:family="graphic" style:parent-style-name="standard">
      <style:graphic-properties draw:stroke="solid" svg:stroke-width="0.028cm" svg:stroke-color="#000000" draw:marker-start-width="0.242cm" draw:marker-end-width="0.242cm" draw:fill="solid" draw:fill-color="#ffffff" draw:textarea-horizontal-align="left" draw:auto-grow-height="true" draw:auto-grow-width="true" fo:min-height="0.589cm" fo:min-width="1.234cm" fo:padding-top="0.139cm" fo:padding-bottom="0.139cm" fo:padding-left="0.264cm" fo:padding-right="0.264cm"/>
    </style:style>
    <style:style style:name="gr23" style:family="graphic" style:parent-style-name="standard">
      <style:graphic-properties draw:stroke="none" draw:marker-start="" draw:fill="solid" draw:fill-color="#ff0000" draw:opacity="100%" draw:textarea-horizontal-align="justify" draw:textarea-vertical-align="middle" draw:auto-grow-height="false" fo:min-height="2.75cm" fo:min-width="2.5cm"/>
    </style:style>
    <style:style style:name="gr24" style:family="graphic" style:parent-style-name="standard">
      <style:graphic-properties draw:stroke="solid" svg:stroke-width="0.028cm" svg:stroke-color="#000000" draw:marker-start-width="0.242cm" draw:marker-end-width="0.242cm" draw:fill="solid" draw:fill-color="#ffffff" draw:textarea-horizontal-align="left" draw:auto-grow-height="true" draw:auto-grow-width="true" fo:min-height="0.589cm" fo:min-width="1.467cm" fo:padding-top="0.139cm" fo:padding-bottom="0.139cm" fo:padding-left="0.264cm" fo:padding-right="0.264cm"/>
    </style:style>
    <style:style style:name="gr25" style:family="graphic" style:parent-style-name="standard">
      <style:graphic-properties draw:stroke="none" draw:marker-start="" draw:fill="solid" draw:fill-color="#00a933" draw:opacity="100%" draw:textarea-horizontal-align="justify" draw:textarea-vertical-align="middle" draw:auto-grow-height="false" fo:min-height="2.75cm" fo:min-width="2.5cm"/>
    </style:style>
    <style:style style:name="gr26" style:family="graphic" style:parent-style-name="standard">
      <style:graphic-properties draw:stroke="solid" svg:stroke-width="0.028cm" svg:stroke-color="#000000" draw:marker-start-width="0.242cm" draw:marker-end-width="0.242cm" draw:fill="solid" draw:fill-color="#ffffff" draw:textarea-horizontal-align="left" draw:auto-grow-height="true" draw:auto-grow-width="true" fo:min-height="0.589cm" fo:min-width="1.026cm" fo:padding-top="0.139cm" fo:padding-bottom="0.139cm" fo:padding-left="0.264cm" fo:padding-right="0.264cm"/>
    </style:style>
    <style:style style:name="gr27" style:family="graphic" style:parent-style-name="standard">
      <style:graphic-properties draw:stroke="solid" svg:stroke-width="0.028cm" svg:stroke-color="#000000" draw:marker-start-width="0.242cm" draw:marker-end-width="0.242cm" draw:fill="solid" draw:fill-color="#ffffff" draw:textarea-horizontal-align="left" draw:auto-grow-height="true" draw:auto-grow-width="true" fo:min-height="0.589cm" fo:min-width="1.086cm" fo:padding-top="0.139cm" fo:padding-bottom="0.139cm" fo:padding-left="0.264cm" fo:padding-right="0.264cm"/>
    </style:style>
    <style:style style:name="gr28" style:family="graphic" style:parent-style-name="objectwithoutfill">
      <style:graphic-properties svg:stroke-width="0.212cm" draw:marker-start="Arrow" draw:marker-start-width="0.518cm" draw:marker-end-width="0.518cm" draw:fill="none" draw:textarea-vertical-align="middle" fo:padding-top="0.231cm" fo:padding-bottom="0.231cm" fo:padding-left="0.356cm" fo:padding-right="0.356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 draw:opacity="100%"/>
      <style:paragraph-properties fo:text-align="center"/>
    </style:style>
    <style:style style:name="P4" style:family="paragraph">
      <loext:graphic-properties draw:fill-color="#ffde59" draw:opacity="100%"/>
      <style:paragraph-properties fo:text-align="center"/>
    </style:style>
    <style:style style:name="P5" style:family="paragraph">
      <loext:graphic-properties draw:fill-color="#999999"/>
      <style:paragraph-properties fo:text-align="center"/>
    </style:style>
    <style:style style:name="P6" style:family="paragraph">
      <loext:graphic-properties draw:fill="solid" draw:fill-color="#ffffff" draw:opacity="100%"/>
      <style:paragraph-properties fo:text-align="center"/>
    </style:style>
    <style:style style:name="P7" style:family="paragraph">
      <loext:graphic-properties draw:fill-color="#999999" draw:opacity="100%"/>
      <style:paragraph-properties fo:text-align="center"/>
    </style:style>
    <style:style style:name="P8" style:family="paragraph">
      <loext:graphic-properties draw:fill-color="#ff0000" draw:opacity="100%"/>
      <style:paragraph-properties fo:text-align="center"/>
    </style:style>
    <style:style style:name="P9" style:family="paragraph">
      <loext:graphic-properties draw:fill-color="#00a933" draw:opacity="100%"/>
      <style:paragraph-properties fo:text-align="center"/>
    </style:style>
    <style:style style:name="P10" style:family="paragraph">
      <loext:graphic-properties draw:fill-color="#000000" draw:opacity="100%"/>
      <style:paragraph-properties fo:text-align="center"/>
    </style:style>
    <style:style style:name="P11" style:family="paragraph">
      <loext:graphic-properties draw:fill="solid" draw:fill-color="#006ad9" draw:opacity="100%"/>
      <style:paragraph-properties fo:text-align="center"/>
    </style:style>
    <style:style style:name="P12" style:family="paragraph">
      <loext:graphic-properties draw:fill="solid" draw:fill-color="#999999" draw:opacity="100%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  <style:text-properties style:font-name="Arial" fo:font-size="15pt" fo:font-weight="normal" style:font-size-asian="15pt" style:font-weight-asian="normal" style:font-size-complex="15pt" style:font-weight-complex="normal"/>
    </style:style>
    <style:style style:name="P15" style:family="paragraph">
      <loext:graphic-properties draw:fill="solid" draw:fill-color="#ff0000" draw:opacity="100%"/>
      <style:paragraph-properties fo:text-align="center"/>
    </style:style>
    <style:style style:name="P16" style:family="paragraph">
      <loext:graphic-properties draw:fill="solid" draw:fill-color="#00a933" draw:opacity="100%"/>
      <style:paragraph-properties fo:text-align="center"/>
    </style:style>
    <style:style style:name="T1" style:family="text">
      <style:text-properties style:font-name="Arial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.3cm" svg:height="11cm" svg:x="50cm" svg:y="5cm">
          <text:p/>
          <draw:enhanced-geometry svg:viewBox="0 0 21600 21600" draw:mirror-vertical="true" draw:type="rectangle" draw:enhanced-path="M 0 0 L 21600 0 21600 21600 0 21600 0 0 Z N"/>
        </draw:custom-shape>
        <draw:line draw:style-name="gr2" draw:text-style-name="P2" draw:layer="layout" svg:x1="50cm" svg:y1="5cm" svg:x2="69.3cm" svg:y2="16cm">
          <text:p/>
        </draw:line>
        <draw:line draw:style-name="gr3" draw:text-style-name="P2" draw:layer="layout" svg:x1="5cm" svg:y1="51.5cm" svg:x2="14.7cm" svg:y2="51.5cm">
          <text:p/>
        </draw:line>
        <draw:line draw:style-name="gr3" draw:text-style-name="P2" draw:layer="layout" svg:x1="11cm" svg:y1="48.5cm" svg:x2="17.1cm" svg:y2="48.5cm">
          <text:p/>
        </draw:line>
        <draw:line draw:style-name="gr3" draw:text-style-name="P2" draw:layer="layout" svg:x1="5cm" svg:y1="45.5cm" svg:x2="20.1cm" svg:y2="45.5cm">
          <text:p/>
        </draw:line>
        <draw:line draw:style-name="gr4" draw:text-style-name="P2" draw:layer="layout" svg:x1="5cm" svg:y1="42.5cm" svg:x2="50cm" svg:y2="42.5cm">
          <text:p/>
        </draw:line>
        <draw:line draw:style-name="gr3" draw:text-style-name="P2" draw:layer="layout" svg:x1="5cm" svg:y1="36.5cm" svg:x2="21.2cm" svg:y2="36.5cm">
          <text:p/>
        </draw:line>
        <draw:line draw:style-name="gr3" draw:text-style-name="P2" draw:layer="layout" svg:x1="5cm" svg:y1="33.5cm" svg:x2="23.7cm" svg:y2="33.5cm">
          <text:p/>
        </draw:line>
        <draw:line draw:style-name="gr3" draw:text-style-name="P2" draw:layer="layout" svg:x1="5cm" svg:y1="30.5cm" svg:x2="29cm" svg:y2="30.5cm">
          <text:p/>
        </draw:line>
        <draw:g>
          <draw:custom-shape draw:style-name="gr5" draw:text-style-name="P3" draw:layer="layout" svg:width="3cm" svg:height="3cm" svg:x="5cm" svg:y="2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53cm" svg:height="0.53cm" svg:x="6.25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7.15cm" svg:y="30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5.3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2" draw:layer="layout" svg:x1="5cm" svg:y1="39.5cm" svg:x2="50cm" svg:y2="39.5cm">
          <text:p/>
        </draw:line>
        <draw:g>
          <draw:custom-shape draw:style-name="gr7" draw:text-style-name="P3" draw:layer="layout" svg:width="3cm" svg:height="3cm" svg:x="23cm" svg:y="3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3cm" svg:y1="39.5cm" svg:x2="26cm" svg:y2="39.5cm">
            <text:p/>
          </draw:line>
          <draw:line draw:style-name="gr8" draw:text-style-name="P2" draw:layer="measurelines" svg:x1="23cm" svg:y1="38cm" svg:x2="26.1cm" svg:y2="41.1cm">
            <text:p/>
          </draw:line>
          <draw:custom-shape draw:style-name="gr9" draw:text-style-name="P5" draw:layer="measurelines" svg:width="0.5cm" svg:height="0.5cm" svg:x="24.25cm" svg:y="3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23.3cm" svg:y="39.2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25.25cm" svg:y="4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23.3cm" svg:y="38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25.25cm" svg:y="3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3" draw:layer="layout" svg:width="3cm" svg:height="3cm" svg:x="26cm" svg:y="4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5.9cm" svg:y1="44.1cm" svg:x2="27.5cm" svg:y2="42.5cm">
            <text:p/>
          </draw:line>
          <draw:line draw:style-name="gr3" draw:text-style-name="P2" draw:layer="layout" svg:x1="26cm" svg:y1="42.5cm" svg:x2="29cm" svg:y2="42.5cm">
            <text:p/>
          </draw:line>
          <draw:line draw:style-name="gr8" draw:text-style-name="P2" draw:layer="layout" svg:x1="26cm" svg:y1="41cm" svg:x2="27.5cm" svg:y2="42.5cm">
            <text:p/>
          </draw:line>
          <draw:custom-shape draw:style-name="gr6" draw:text-style-name="P4" draw:layer="layout" svg:width="0.53cm" svg:height="0.53cm" svg:x="26.3cm" svg:y="42.2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26.3cm" svg:y="43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26.3cm" svg:y="41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28.25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5cm" svg:height="0.5cm" svg:x="27.25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3" draw:layer="layout" svg:width="3cm" svg:height="3cm" svg:x="29cm" svg:y="3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9cm" svg:y1="39.5cm" svg:x2="32cm" svg:y2="39.5cm">
            <text:p/>
          </draw:line>
          <draw:line draw:style-name="gr8" draw:text-style-name="P2" draw:layer="layout" svg:x1="28.9cm" svg:y1="37.9cm" svg:x2="30.5cm" svg:y2="39.5cm">
            <text:p/>
          </draw:line>
          <draw:custom-shape draw:style-name="gr9" draw:text-style-name="P5" draw:layer="layout" svg:width="0.5cm" svg:height="0.5cm" svg:x="30.25cm" svg:y="3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29.3cm" svg:y="39.2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29.3cm" svg:y="38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31.25cm" svg:y="3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6" draw:layer="layout" svg:width="3cm" svg:height="3cm" svg:x="26cm" svg:y="35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2" draw:layer="layout" svg:x1="26cm" svg:y1="35cm" svg:x2="29cm" svg:y2="38cm">
            <text:p/>
          </draw:line>
          <draw:custom-shape draw:style-name="gr6" draw:text-style-name="P4" draw:layer="layout" svg:width="0.53cm" svg:height="0.53cm" svg:x="27.25cm" svg:y="3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28.15cm" svg:y="37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26.3cm" svg:y="35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3" draw:layer="layout" svg:width="3cm" svg:height="3cm" svg:x="20cm" svg:y="3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1.4cm" svg:y1="36.4cm" svg:x2="23.1cm" svg:y2="38.1cm">
            <text:p/>
          </draw:line>
          <draw:line draw:style-name="gr11" draw:text-style-name="P2" draw:layer="layout" svg:x1="20cm" svg:y1="36.5cm" svg:x2="21.7cm" svg:y2="36.5cm">
            <text:p/>
          </draw:line>
          <draw:custom-shape draw:style-name="gr6" draw:text-style-name="P4" draw:layer="layout" svg:width="0.53cm" svg:height="0.53cm" svg:x="21.25cm" svg:y="3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22.15cm" svg:y="37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20.3cm" svg:y="3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6" draw:layer="layout" svg:width="3cm" svg:height="3cm" svg:x="23cm" svg:y="3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2.9cm" svg:y1="33.5cm" svg:x2="24.4cm" svg:y2="33.5cm">
            <text:p/>
          </draw:line>
          <draw:line draw:style-name="gr8" draw:text-style-name="P2" draw:layer="layout" svg:x1="23cm" svg:y1="32cm" svg:x2="26.1cm" svg:y2="35.1cm">
            <text:p/>
          </draw:line>
          <draw:custom-shape draw:style-name="gr9" draw:text-style-name="P5" draw:layer="layout" svg:width="0.5cm" svg:height="0.5cm" svg:x="24.25cm" svg:y="33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23.3cm" svg:y="33.2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23.3cm" svg:y="3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25.25cm" svg:y="3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3" draw:layer="layout" svg:width="3cm" svg:height="3cm" svg:x="20cm" svg:y="44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9.9cm" svg:y1="47.1cm" svg:x2="21.5cm" svg:y2="45.5cm">
            <text:p/>
          </draw:line>
          <draw:line draw:style-name="gr3" draw:text-style-name="P2" draw:layer="layout" svg:x1="20cm" svg:y1="45.5cm" svg:x2="23cm" svg:y2="45.5cm">
            <text:p/>
          </draw:line>
          <draw:custom-shape draw:style-name="gr6" draw:text-style-name="P4" draw:layer="layout" svg:width="0.53cm" svg:height="0.53cm" svg:x="20.3cm" svg:y="45.2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20.3cm" svg:y="4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22.25cm" svg:y="4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5cm" svg:height="0.5cm" svg:x="21.25cm" svg:y="4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3" draw:layer="layout" svg:width="3cm" svg:height="3cm" draw:transform="rotate (-3.14159265358979) translate (23cm 32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3cm" svg:y1="30.5cm" svg:x2="20cm" svg:y2="30.5cm">
            <text:p/>
          </draw:line>
          <draw:line draw:style-name="gr8" draw:text-style-name="P2" draw:layer="layout" svg:x1="23.1cm" svg:y1="32.1cm" svg:x2="21.5cm" svg:y2="30.5cm">
            <text:p/>
          </draw:line>
          <draw:custom-shape draw:style-name="gr9" draw:text-style-name="P5" draw:layer="layout" svg:width="0.5cm" svg:height="0.5cm" draw:transform="rotate (-3.14159265358979) translate (21.75cm 30.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draw:transform="rotate (-3.14159265358979) translate (22.7cm 30.76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draw:transform="rotate (-3.14159265358979) translate (22.7cm 31.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draw:transform="rotate (-3.14159265358979) translate (20.75cm 30.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6" draw:layer="layout" svg:width="3cm" svg:height="3cm" draw:transform="rotate (-3.14159265358979) translate (26cm 47cm)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3" draw:text-style-name="P2" draw:layer="layout" svg:x1="24.4cm" svg:y1="45.6cm" svg:x2="26cm" svg:y2="44cm">
            <text:p/>
          </draw:line>
          <draw:line draw:style-name="gr11" draw:text-style-name="P2" draw:layer="layout" svg:x1="22.9cm" svg:y1="45.5cm" svg:x2="24.7cm" svg:y2="45.5cm">
            <text:p/>
          </draw:line>
          <draw:custom-shape draw:style-name="gr6" draw:text-style-name="P4" draw:layer="layout" svg:width="0.53cm" svg:height="0.53cm" draw:transform="rotate (-3.14159265358979) translate (24.78cm 45.75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draw:transform="rotate (-3.14159265358979) translate (25.68cm 44.9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draw:transform="rotate (-3.14159265358979) translate (23.83cm 45.75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3" draw:layer="layout" svg:width="3cm" svg:height="3cm" svg:x="17cm" svg:y="47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line draw:style-name="gr3" draw:text-style-name="P2" draw:layer="layout" svg:x1="17cm" svg:y1="48.5cm" svg:x2="18.5cm" svg:y2="48.5cm">
            <text:p/>
          </draw:line>
          <draw:line draw:style-name="gr8" draw:text-style-name="P2" draw:layer="layout" svg:x1="16.9cm" svg:y1="50.1cm" svg:x2="20cm" svg:y2="47cm">
            <text:p/>
          </draw:line>
          <draw:custom-shape draw:style-name="gr9" draw:text-style-name="P5" draw:layer="layout" svg:width="0.5cm" svg:height="0.5cm" svg:x="18.25cm" svg:y="48.25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7.3cm" svg:y="48.235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7.3cm" svg:y="49.17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9.25cm" svg:y="47.27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3" draw:layer="layout" svg:width="3cm" svg:height="3cm" draw:transform="rotate (-3.14159265358979) translate (17cm 53cm)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3" draw:text-style-name="P2" draw:layer="layout" svg:x1="15.4cm" svg:y1="51.6cm" svg:x2="17cm" svg:y2="50cm">
            <text:p/>
          </draw:line>
          <draw:line draw:style-name="gr11" draw:text-style-name="P2" draw:layer="layout" svg:x1="14cm" svg:y1="51.5cm" svg:x2="15.7cm" svg:y2="51.5cm">
            <text:p/>
          </draw:line>
          <draw:custom-shape draw:style-name="gr12" draw:text-style-name="P4" draw:layer="layout" svg:width="0.53cm" svg:height="0.53cm" draw:transform="rotate (-3.14159265358979) translate (15.78cm 51.75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4" draw:layer="layout" svg:width="0.53cm" svg:height="0.53cm" draw:transform="rotate (-3.14159265358979) translate (16.68cm 50.9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4" draw:layer="layout" svg:width="0.53cm" svg:height="0.53cm" draw:transform="rotate (-3.14159265358979) translate (14.83cm 51.75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cm" svg:height="3cm" svg:x="26cm" svg:y="29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7" draw:layer="layout" svg:width="0.53cm" svg:height="0.53cm" svg:x="27.25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28.15cm" svg:y="30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26.3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cm" svg:height="3cm" svg:x="11cm" svg:y="3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53cm" svg:height="0.53cm" svg:x="12.25cm" svg:y="33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3.15cm" svg:y="33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1.3cm" svg:y="33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cm" svg:height="3cm" svg:x="14cm" svg:y="3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53cm" svg:height="0.53cm" svg:x="15.25cm" svg:y="33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6.15cm" svg:y="33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4.3cm" svg:y="33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cm" svg:height="3cm" svg:x="20cm" svg:y="3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53cm" svg:height="0.53cm" svg:x="21.25cm" svg:y="33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22.15cm" svg:y="33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20.3cm" svg:y="33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cm" svg:height="3cm" svg:x="11cm" svg:y="2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53cm" svg:height="0.53cm" svg:x="12.25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3.15cm" svg:y="30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1.3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cm" svg:height="3cm" svg:x="14cm" svg:y="2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53cm" svg:height="0.53cm" svg:x="15.25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6.15cm" svg:y="30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4.3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cm" svg:height="3cm" svg:x="23cm" svg:y="2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53cm" svg:height="0.53cm" svg:x="24.25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25.15cm" svg:y="30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23.3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cm" svg:height="3cm" svg:x="11cm" svg:y="4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53cm" svg:height="0.53cm" svg:x="12.25cm" svg:y="48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3.15cm" svg:y="48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1.3cm" svg:y="48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cm" svg:height="3cm" svg:x="29cm" svg:y="4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53cm" svg:height="0.53cm" svg:x="30.25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31.15cm" svg:y="42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29.3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cm" svg:height="3cm" svg:x="17cm" svg:y="4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53cm" svg:height="0.53cm" svg:x="18.25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9.15cm" svg:y="42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7.3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cm" svg:height="3cm" svg:x="23cm" svg:y="4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53cm" svg:height="0.53cm" svg:x="24.25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25.15cm" svg:y="42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23.3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cm" svg:height="3cm" svg:x="11cm" svg:y="3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53cm" svg:height="0.53cm" svg:x="12.25cm" svg:y="3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3.15cm" svg:y="36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1.3cm" svg:y="3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cm" svg:height="3cm" svg:x="14cm" svg:y="3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53cm" svg:height="0.53cm" svg:x="15.25cm" svg:y="3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6.15cm" svg:y="36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4.3cm" svg:y="3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cm" svg:height="3cm" svg:x="20cm" svg:y="3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53cm" svg:height="0.53cm" svg:x="21.25cm" svg:y="3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22.15cm" svg:y="39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20.3cm" svg:y="3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cm" svg:height="3cm" svg:x="26cm" svg:y="3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53cm" svg:height="0.53cm" svg:x="27.25cm" svg:y="3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28.15cm" svg:y="39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26.3cm" svg:y="3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cm" svg:height="3cm" svg:x="11cm" svg:y="3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53cm" svg:height="0.53cm" svg:x="12.25cm" svg:y="3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3.15cm" svg:y="39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1.3cm" svg:y="3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cm" svg:height="3cm" svg:x="5cm" svg:y="3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53cm" svg:height="0.53cm" svg:x="6.25cm" svg:y="3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7.15cm" svg:y="36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5.3cm" svg:y="3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cm" svg:height="3cm" svg:x="5cm" svg:y="3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53cm" svg:height="0.53cm" svg:x="6.25cm" svg:y="33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7.15cm" svg:y="33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5.3cm" svg:y="33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cm" svg:height="3cm" svg:x="8cm" svg:y="50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53cm" svg:height="0.53cm" svg:x="9.25cm" svg:y="5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0.15cm" svg:y="51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8.3cm" svg:y="5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cm" svg:height="3cm" svg:x="14cm" svg:y="3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53cm" svg:height="0.53cm" svg:x="15.25cm" svg:y="3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6.15cm" svg:y="39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4.3cm" svg:y="3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cm" svg:height="3cm" svg:x="5cm" svg:y="4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53cm" svg:height="0.53cm" svg:x="6.25cm" svg:y="4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7.15cm" svg:y="45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5.3cm" svg:y="4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cm" svg:height="3cm" svg:x="8cm" svg:y="4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53cm" svg:height="0.53cm" svg:x="9.25cm" svg:y="4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0.15cm" svg:y="45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8.3cm" svg:y="4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cm" svg:height="3cm" svg:x="11cm" svg:y="4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53cm" svg:height="0.53cm" svg:x="12.25cm" svg:y="4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3.15cm" svg:y="45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1.3cm" svg:y="4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cm" svg:height="3cm" svg:x="17cm" svg:y="4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53cm" svg:height="0.53cm" svg:x="18.25cm" svg:y="4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9.15cm" svg:y="45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7.3cm" svg:y="4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cm" svg:height="3cm" svg:x="5cm" svg:y="4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53cm" svg:height="0.53cm" svg:x="6.25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7.15cm" svg:y="42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5.3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cm" svg:height="3cm" svg:x="8cm" svg:y="4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53cm" svg:height="0.53cm" svg:x="9.25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0.15cm" svg:y="42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8.3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cm" svg:height="3cm" svg:x="11cm" svg:y="4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53cm" svg:height="0.53cm" svg:x="12.25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3.15cm" svg:y="42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1.3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cm" svg:height="3cm" svg:x="14cm" svg:y="4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53cm" svg:height="0.53cm" svg:x="15.25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6.15cm" svg:y="42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4.3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cm" svg:height="3cm" svg:x="5cm" svg:y="3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53cm" svg:height="0.53cm" svg:x="6.25cm" svg:y="3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7.15cm" svg:y="39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5.3cm" svg:y="3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cm" svg:height="3cm" svg:x="5cm" svg:y="50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53cm" svg:height="0.53cm" svg:x="6.25cm" svg:y="5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7.15cm" svg:y="51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5.3cm" svg:y="5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3" draw:layer="layout" svg:width="3cm" svg:height="3cm" draw:transform="rotate (-3.14159265358979) translate (41.023cm 41.035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41.023cm" svg:y1="39.535cm" svg:x2="38.023cm" svg:y2="39.535cm">
            <text:p/>
          </draw:line>
          <draw:line draw:style-name="gr8" draw:text-style-name="P2" draw:layer="layout" svg:x1="41.023cm" svg:y1="41.035cm" svg:x2="39.523cm" svg:y2="39.535cm">
            <text:p/>
          </draw:line>
          <draw:custom-shape draw:style-name="gr9" draw:text-style-name="P5" draw:layer="layout" svg:width="0.5cm" svg:height="0.5cm" draw:transform="rotate (-3.14159265358979) translate (39.773cm 39.7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draw:transform="rotate (-3.14159265358979) translate (40.723cm 39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draw:transform="rotate (-3.14159265358979) translate (40.723cm 40.73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draw:transform="rotate (-3.14159265358979) translate (38.773cm 39.7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3" draw:layer="layout" svg:width="3cm" svg:height="3cm" svg:x="40.989cm" svg:y="40.96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40.989cm" svg:y1="42.466cm" svg:x2="43.989cm" svg:y2="42.466cm">
            <text:p/>
          </draw:line>
          <draw:line draw:style-name="gr8" draw:text-style-name="P2" draw:layer="layout" svg:x1="40.889cm" svg:y1="40.866cm" svg:x2="42.389cm" svg:y2="42.366cm">
            <text:p/>
          </draw:line>
          <draw:custom-shape draw:style-name="gr9" draw:text-style-name="P5" draw:layer="layout" svg:width="0.5cm" svg:height="0.5cm" svg:x="42.239cm" svg:y="42.2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41.289cm" svg:y="42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41.289cm" svg:y="41.2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43.239cm" svg:y="42.2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cm" svg:height="3cm" svg:x="47cm" svg:y="4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0.53cm" svg:height="0.53cm" svg:x="48.25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49.15cm" svg:y="42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47.3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backgroundobjects" svg:width="0.53cm" svg:height="0.53cm" svg:x="48.25cm" svg:y="4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8" draw:layer="backgroundobjects" svg:width="0.53cm" svg:height="0.53cm" svg:x="49.15cm" svg:y="4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backgroundobjects" svg:width="0.53cm" svg:height="0.53cm" svg:x="48.25cm" svg:y="43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cm" svg:height="3cm" svg:x="32cm" svg:y="3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0" draw:layer="layout" svg:width="0.53cm" svg:height="0.53cm" svg:x="33.25cm" svg:y="3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34.15cm" svg:y="39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32.3cm" svg:y="3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cm" svg:height="3cm" svg:x="32cm" svg:y="41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0" draw:layer="layout" svg:width="0.53cm" svg:height="0.53cm" svg:x="33.25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34.15cm" svg:y="42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32.3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cm" svg:height="3cm" svg:x="8cm" svg:y="3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0" draw:layer="layout" svg:width="0.53cm" svg:height="0.53cm" svg:x="9.25cm" svg:y="3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0.15cm" svg:y="36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8.3cm" svg:y="3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cm" svg:height="3cm" svg:x="8cm" svg:y="32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0" draw:layer="layout" svg:width="0.53cm" svg:height="0.53cm" svg:x="9.25cm" svg:y="33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0.15cm" svg:y="33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8.3cm" svg:y="33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cm" svg:height="3cm" svg:x="8cm" svg:y="29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0" draw:layer="layout" svg:width="0.53cm" svg:height="0.53cm" svg:x="9.25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0.15cm" svg:y="30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8.3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cm" svg:height="3cm" svg:x="8cm" svg:y="38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0" draw:layer="layout" svg:width="0.53cm" svg:height="0.53cm" svg:x="9.25cm" svg:y="3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0.15cm" svg:y="39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8.3cm" svg:y="3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cm" svg:height="3cm" svg:x="17cm" svg:y="3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8" draw:layer="layout" svg:width="0.53cm" svg:height="0.53cm" svg:x="18.25cm" svg:y="3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9.15cm" svg:y="39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7.3cm" svg:y="3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0.53cm" svg:height="0.53cm" svg:x="18.25cm" svg:y="38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8" draw:layer="layout" svg:width="0.53cm" svg:height="0.53cm" svg:x="19.15cm" svg:y="38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8.25cm" svg:y="4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cm" svg:height="3cm" svg:x="14cm" svg:y="4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8" draw:layer="layout" svg:width="0.53cm" svg:height="0.53cm" svg:x="15.25cm" svg:y="4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6.15cm" svg:y="45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4.3cm" svg:y="4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0.53cm" svg:height="0.53cm" svg:x="15.25cm" svg:y="44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8" draw:layer="layout" svg:width="0.53cm" svg:height="0.53cm" svg:x="16.15cm" svg:y="44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5.25cm" svg:y="46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cm" svg:height="3cm" svg:x="20cm" svg:y="4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8" draw:layer="layout" svg:width="0.53cm" svg:height="0.53cm" svg:x="21.25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22.15cm" svg:y="42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20.3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0.53cm" svg:height="0.53cm" svg:x="21.25cm" svg:y="4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8" draw:layer="layout" svg:width="0.53cm" svg:height="0.53cm" svg:x="22.15cm" svg:y="4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21.25cm" svg:y="43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cm" svg:height="3cm" svg:x="47cm" svg:y="3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8" draw:layer="layout" svg:width="0.53cm" svg:height="0.53cm" svg:x="48.25cm" svg:y="3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49.15cm" svg:y="39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47.3cm" svg:y="3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0.53cm" svg:height="0.53cm" svg:x="48.25cm" svg:y="38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8" draw:layer="layout" svg:width="0.53cm" svg:height="0.53cm" svg:x="49.15cm" svg:y="38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48.25cm" svg:y="4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cm" svg:height="3cm" svg:x="17cm" svg:y="3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8" draw:layer="layout" svg:width="0.53cm" svg:height="0.53cm" svg:x="18.25cm" svg:y="3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9.15cm" svg:y="36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7.3cm" svg:y="3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0.53cm" svg:height="0.53cm" svg:x="18.25cm" svg:y="3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8" draw:layer="layout" svg:width="0.53cm" svg:height="0.53cm" svg:x="19.15cm" svg:y="3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8.25cm" svg:y="37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cm" svg:height="3cm" svg:x="17cm" svg:y="3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8" draw:layer="layout" svg:width="0.53cm" svg:height="0.53cm" svg:x="18.25cm" svg:y="33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9.15cm" svg:y="33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7.3cm" svg:y="33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0.53cm" svg:height="0.53cm" svg:x="18.25cm" svg:y="3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8" draw:layer="layout" svg:width="0.53cm" svg:height="0.53cm" svg:x="19.15cm" svg:y="3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8.25cm" svg:y="3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cm" svg:height="3cm" svg:x="17cm" svg:y="2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8" draw:layer="layout" svg:width="0.53cm" svg:height="0.53cm" svg:x="18.25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9.15cm" svg:y="30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7.3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0.53cm" svg:height="0.53cm" svg:x="18.25cm" svg:y="2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8" draw:layer="layout" svg:width="0.53cm" svg:height="0.53cm" svg:x="19.15cm" svg:y="2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8.25cm" svg:y="31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0" draw:text-style-name="P11" draw:layer="layout" svg:width="3cm" svg:height="3cm" svg:x="5cm" svg:y="20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2" draw:layer="layout" svg:width="0.53cm" svg:height="0.53cm" svg:x="6.25cm" svg:y="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4" draw:layer="layout" svg:width="1.762cm" svg:height="0.867cm" svg:x="5.6cm" svg:y="21.9cm">
            <draw:text-box>
              <text:p text:style-name="P13"><text:span text:style-name="T1">WGT</text:span></text:p>
            </draw:text-box>
          </draw:frame>
        </draw:g>
        <draw:g>
          <draw:custom-shape draw:style-name="gr23" draw:text-style-name="P15" draw:layer="layout" svg:width="3cm" svg:height="3cm" svg:x="11cm" svg:y="20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2" draw:layer="layout" svg:width="0.53cm" svg:height="0.53cm" svg:x="12.25cm" svg:y="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4" draw:layer="layout" svg:width="1.995cm" svg:height="0.867cm" svg:x="11.5cm" svg:y="21.9cm">
            <draw:text-box>
              <text:p text:style-name="P13"><text:span text:style-name="T1">HAGT</text:span></text:p>
            </draw:text-box>
          </draw:frame>
        </draw:g>
        <draw:g>
          <draw:custom-shape draw:style-name="gr25" draw:text-style-name="P16" draw:layer="layout" svg:width="3cm" svg:height="3cm" svg:x="8cm" svg:y="20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2" draw:layer="layout" svg:width="0.53cm" svg:height="0.53cm" svg:x="9.25cm" svg:y="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4" draw:layer="layout" svg:width="1.554cm" svg:height="0.867cm" svg:x="8.7cm" svg:y="21.9cm">
            <draw:text-box>
              <text:p text:style-name="P13"><text:span text:style-name="T1">FHT</text:span></text:p>
            </draw:text-box>
          </draw:frame>
        </draw:g>
        <draw:g>
          <draw:custom-shape draw:style-name="gr23" draw:text-style-name="P15" draw:layer="layout" svg:width="3cm" svg:height="3cm" svg:x="11cm" svg:y="2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2" draw:layer="layout" svg:width="0.53cm" svg:height="0.53cm" svg:x="12.25cm" svg:y="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14" draw:layer="layout" svg:width="1.614cm" svg:height="0.867cm" svg:x="11.7cm" svg:y="24.9cm">
            <draw:text-box>
              <text:p text:style-name="P13"><text:span text:style-name="T1">SGT</text:span></text:p>
            </draw:text-box>
          </draw:frame>
        </draw:g>
        <draw:g>
          <draw:custom-shape draw:style-name="gr5" draw:text-style-name="P3" draw:layer="layout" svg:width="3cm" svg:height="3cm" svg:x="11cm" svg:y="5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7" draw:layer="layout" svg:width="0.53cm" svg:height="0.53cm" svg:x="12.25cm" svg:y="5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3.15cm" svg:y="51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1.3cm" svg:y="5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cm" svg:height="3cm" svg:x="14cm" svg:y="4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7" draw:layer="layout" svg:width="0.53cm" svg:height="0.53cm" svg:x="15.25cm" svg:y="48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6.15cm" svg:y="48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14.3cm" svg:y="48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cm" svg:height="3cm" svg:x="35cm" svg:y="4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7" draw:layer="layout" svg:width="0.53cm" svg:height="0.53cm" svg:x="36.25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37.15cm" svg:y="42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35.3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cm" svg:height="3cm" svg:x="35cm" svg:y="3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7" draw:layer="layout" svg:width="0.53cm" svg:height="0.53cm" svg:x="36.25cm" svg:y="3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37.15cm" svg:y="39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35.3cm" svg:y="3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8" draw:text-style-name="P2" draw:layer="layout" svg:x1="47cm" svg:y1="37.6cm" svg:x2="48.5cm" svg:y2="37.6cm">
          <text:p/>
        </draw:line>
        <draw:line draw:style-name="gr28" draw:text-style-name="P2" draw:layer="layout" svg:x1="48.6cm" svg:y1="44.7cm" svg:x2="47.1cm" svg:y2="44.7cm">
          <text:p/>
        </draw:line>
        <draw:g>
          <draw:custom-shape draw:style-name="gr5" draw:text-style-name="P3" draw:layer="layout" svg:width="3cm" svg:height="3cm" svg:x="44cm" svg:y="4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53cm" svg:height="0.53cm" svg:x="45.25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46.15cm" svg:y="42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44.3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cm" svg:height="3cm" svg:x="44cm" svg:y="3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53cm" svg:height="0.53cm" svg:x="45.25cm" svg:y="3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46.15cm" svg:y="39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44.3cm" svg:y="3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cm" svg:height="3cm" svg:x="38cm" svg:y="4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53cm" svg:height="0.53cm" svg:x="39.25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40.15cm" svg:y="42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38.3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cm" svg:height="3cm" svg:x="41cm" svg:y="3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53cm" svg:height="0.53cm" svg:x="42.25cm" svg:y="3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43.15cm" svg:y="39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53cm" svg:height="0.53cm" svg:x="41.3cm" svg:y="3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" draw:text-style-name="P2" draw:layer="layout" svg:x1="69.3cm" svg:y1="5cm" svg:x2="50cm" svg:y2="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2cm" fo:margin-bottom="2cm" fo:margin-left="2cm" fo:margin-right="2cm" fo:page-width="76.2cm" fo:page-height="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4T10:13:42.664532359</meta:creation-date>
    <dc:date>2019-07-25T13:41:42.450616552</dc:date>
    <meta:editing-duration>PT3H39M14S</meta:editing-duration>
    <meta:editing-cycles>17</meta:editing-cycles>
    <meta:generator>LibreOffice/6.1.5.2$Linux_X86_64 LibreOffice_project/10$Build-2</meta:generator>
    <meta:print-date>2019-07-24T13:53:13.298581470</meta:print-date>
    <meta:document-statistic meta:object-count="420"/>
  </office:meta>
</office:document-meta>
</file>